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271f" officeooo:paragraph-rsid="000a271f"/>
    </style:style>
    <style:style style:name="P2" style:family="paragraph" style:parent-style-name="Standard">
      <style:text-properties officeooo:rsid="000c0e0f" officeooo:paragraph-rsid="000c0e0f"/>
    </style:style>
    <style:style style:name="P3" style:family="paragraph" style:parent-style-name="Standard">
      <style:text-properties officeooo:rsid="000c0e0f" officeooo:paragraph-rsid="000d8acd"/>
    </style:style>
    <style:style style:name="P4" style:family="paragraph" style:parent-style-name="Standard">
      <style:text-properties officeooo:rsid="000d8acd" officeooo:paragraph-rsid="000d8acd"/>
    </style:style>
    <style:style style:name="P5" style:family="paragraph" style:parent-style-name="Standard">
      <style:text-properties officeooo:rsid="000e47f9" officeooo:paragraph-rsid="000e47f9"/>
    </style:style>
    <style:style style:name="P6" style:family="paragraph" style:parent-style-name="Standard">
      <style:text-properties style:text-position="0% 100%" officeooo:rsid="000c0e0f" officeooo:paragraph-rsid="000c0e0f"/>
    </style:style>
    <style:style style:name="P7" style:family="paragraph" style:parent-style-name="Standard">
      <style:text-properties style:text-position="0% 100%" style:text-underline-style="none" officeooo:rsid="000c0e0f" officeooo:paragraph-rsid="000c0e0f"/>
    </style:style>
    <style:style style:name="P8" style:family="paragraph" style:parent-style-name="Standard">
      <style:text-properties officeooo:rsid="000d8acd" officeooo:paragraph-rsid="000d8acd"/>
    </style:style>
    <style:style style:name="P9" style:family="paragraph" style:parent-style-name="Standard">
      <style:text-properties officeooo:rsid="000a271f" officeooo:paragraph-rsid="000a271f"/>
    </style:style>
    <style:style style:name="P10" style:family="paragraph" style:parent-style-name="Standard">
      <style:text-properties officeooo:rsid="0011b177" officeooo:paragraph-rsid="0011b177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text-underline-style="solid" style:text-underline-width="auto" style:text-underline-color="font-color"/>
    </style:style>
    <style:style style:name="T4" style:family="text">
      <style:text-properties style:text-position="0% 100%" style:text-underline-style="none"/>
    </style:style>
    <style:style style:name="T5" style:family="text">
      <style:text-properties officeooo:rsid="000d8acd"/>
    </style:style>
    <style:style style:name="T6" style:family="text">
      <style:text-properties fo:font-variant="normal" fo:text-transform="none" fo:color="#252525" fo:letter-spacing="normal"/>
    </style:style>
    <style:style style:name="T7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8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ifier performance measured by classification error.</text:p>
      <text:p text:style-name="P1"/>
      <text:p text:style-name="P1">correct = sum of correct classifications</text:p>
      <text:p text:style-name="P1">mistakes = sum of incorrect classifications</text:p>
      <text:p text:style-name="P1"/>
      <text:p text:style-name="P1">error = mistakes</text:p>
      <text:p text:style-name="P1"><text:s text:c="8"/>--------------------</text:p>
      <text:p text:style-name="P1"><text:s text:c="8"/>total number of data points</text:p>
      <text:p text:style-name="P1"/>
      <text:p text:style-name="P1"/>
      <text:p text:style-name="P1">accuracy = correct</text:p>
      <text:p text:style-name="P1"><text:s text:c="11"/>----------------------</text:p>
      <text:p text:style-name="P1"><text:s text:c="11"/>total number of data points</text:p>
      <text:p text:style-name="P1"/>
      <text:p text:style-name="P1">accuracy + error = 1.0</text:p>
      <text:p text:style-name="P1">0 &lt; accuracy &lt; 1.0</text:p>
      <text:p text:style-name="P1"/>
      <text:p text:style-name="P1">refer slide 6.</text:p>
      <text:p text:style-name="P1"/>
      <text:p text:style-name="P1">----------------------------------------------------------------</text:p>
      <text:p text:style-name="P1">lecture F_2_Review of overfitting in regression</text:p>
      <text:p text:style-name="P1"/>
      <text:p text:style-name="P1"/>
      <text:p text:style-name="P1"/>
      <text:p text:style-name="P1">----------------------------------------------------------------</text:p>
      <text:p text:style-name="P1">F_4_Visualizing overfitting with high-degree polynomial features</text:p>
      <text:p text:style-name="P1"/>
      <text:p text:style-name="P1"/>
      <text:p text:style-name="P1">@ 1:52 <text:s/>coefficients getting large = sign of overfitting.</text:p>
      <text:p text:style-name="P1">@ 2:18 <text:s/>example of crazy boundary for overfitted model. (stupidly complext geometry)</text:p>
      <text:p text:style-name="P1">@ 3:11 <text:s/>overfitting exists when training_error(w*) &gt; training_error(w^)</text:p>
      <text:p text:style-name="P1">overfitting in classification is similar to overfitting in regression/regularisation.</text:p>
      <text:p text:style-name="P1"/>
      <text:p text:style-name="P1"/>
      <text:p text:style-name="P1">----------------------------------------------------------------</text:p>
      <text:p text:style-name="P1">G_1_Overfitting in classifiers leads to overconfident predictions</text:p>
      <text:p text:style-name="P1"/>
      <text:p text:style-name="P1">sigmoid</text:p>
      <text:p text:style-name="P1"/>
      <text:p text:style-name="P1">@0:37 <text:s/>formula P(y=+1|x,w) = sigmoid(wTH(x))</text:p>
      <text:p text:style-name="P1">when W transpose H becomes huge. (large negative or large positive values)</text:p>
      <text:p text:style-name="P1">then sigmoid(w^Th(x)) goes to 1 or 0. </text:p>
      <text:p text:style-name="P1"/>
      <text:p text:style-name="P1">@1:45 slide 24</text:p>
      <text:p text:style-name="P1"/>
      <text:p text:style-name="P1">----------------------------------------------------------------</text:p>
      <text:p text:style-name="P1">H_1_Penalizing large coefficients to mitigate overfitting</text:p>
      <text:p text:style-name="P1">Penalizing large coefficients to mitigate overfitting</text:p>
      <text:p text:style-name="P1"/>
      <text:p text:style-name="P1">massive parameters = bad</text:p>
      <text:p text:style-name="P1">use regularization to penalise large parameters for more reasonable outcome</text:p>
      <text:p text:style-name="P1"/>
      <text:p text:style-name="P1"><text:soft-page-break/>flexibility of high order polynomials.</text:p>
      <text:p text:style-name="P1">overfitting in regression (slide 11)</text:p>
      <text:p text:style-name="P1">training error</text:p>
      <text:p text:style-name="P1">true error</text:p>
      <text:p text:style-name="P1">----------------------------------------------------------------</text:p>
      <text:p text:style-name="P1">F_3_Overfitting in classification</text:p>
      <text:p text:style-name="P1">slide 14 </text:p>
      <text:p text:style-name="P1"/>
      <text:p text:style-name="P1">slide 16 - simple linear classifier </text:p>
      <text:p text:style-name="P1"/>
      <text:p text:style-name="P1">feature <text:s/>| <text:s/>Value <text:s/>| Coefficient Learned</text:p>
      <text:p text:style-name="P1">-------------------------------------------</text:p>
      <text:p text:style-name="P1">h0(x) <text:s text:c="3"/>| <text:s/>1 <text:s text:c="5"/>! 0.23</text:p>
      <text:p text:style-name="P1">h1(x) <text:s text:c="3"/>| <text:s/>X[1] <text:s text:c="2"/>| 1.12</text:p>
      <text:p text:style-name="P1">h2(x) <text:s text:c="3"/>| <text:s/>X[2] <text:s text:c="2"/>| -1.07</text:p>
      <text:p text:style-name="P1"/>
      <text:p text:style-name="P1">0.23 x 1 + 1.12 x X[1] - 1.07 x X[2] <text:s/>= 0 = classification line</text:p>
      <text:p text:style-name="P1">score = 0.23 x 1 + 1.12 x X[1] - 1.07 x X[2]</text:p>
      <text:p text:style-name="P1">when we plot points (X[1], X[2]) they should fall above the classification line (ie: score &lt; 0) </text:p>
      <text:p text:style-name="P1">or below the classification line score&gt;0</text:p>
      <text:p text:style-name="P1"/>
      <text:p text:style-name="P1">slide 17 @ 3'</text:p>
      <text:p text:style-name="P1">now classify w quadratic features x[1], x[2], (x[1])^2, (x[2])^2 <text:s/></text:p>
      <text:p text:style-name="P1">NB: exclude X[1].X[2] for simplicity for this example</text:p>
      <text:p text:style-name="P1"/>
      <text:p text:style-name="P1">now graph has a parabola curve</text:p>
      <text:p text:style-name="P1"/>
      <text:p text:style-name="P1">----------------------------------------------------------------</text:p>
      <text:p text:style-name="P1">F_4_Visualizing overfitting with high-degree polynomial features</text:p>
      <text:p text:style-name="P1">start @ slide 18</text:p>
      <text:p text:style-name="P1"/>
      <text:p text:style-name="P1">degree 6 features - results in complex decision boundary</text:p>
      <text:p text:style-name="P1">get large coefficients. previously coefficients were in range -0.5 to 1.0</text:p>
      <text:p text:style-name="P1"/>
      <text:p text:style-name="P1">slide 20</text:p>
      <text:p text:style-name="P1">overfitting if w* exists such that</text:p>
      <text:p text:style-name="P1">training_error(w*) &gt; training_error(w^)</text:p>
      <text:p text:style-name="P1">true_error_(w*) &lt; true_error(w^)</text:p>
      <text:p text:style-name="P1"/>
      <text:p text:style-name="P1">----------------------------------------------------------------</text:p>
      <text:p text:style-name="P1">G_1_Overfitting in classifiers leads to overconfident predictions</text:p>
      <text:p text:style-name="P1"/>
      <text:p text:style-name="P1">NB: in classification we are not predicting a number as we would be in regression.</text:p>
      <text:p text:style-name="P1">we are predicting true/false, ie: probability this event is true.</text:p>
      <text:p text:style-name="P1">in regression we are predicting a number</text:p>
      <text:p text:style-name="P1"/>
      <text:p text:style-name="P1">overfittings vs estimating probabilities</text:p>
      <text:p text:style-name="P1">slide 23 @ :040</text:p>
      <text:p text:style-name="P1"/>
      <text:p text:style-name="P1">slide 24</text:p>
      <text:p text:style-name="P1">Overfitting -&gt; large coefficient values</text:p>
      <text:p text:style-name="P1">when W^T.h(x) <text:s/>is very large positive (or very large negative)</text:p>
      <text:p text:style-name="P1"><text:soft-page-break/>sigmoid(W^T.H(x) goes to 1 or to zero</text:p>
      <text:p text:style-name="P1">when this happens - model is overconfident of predictions.</text:p>
      <text:p text:style-name="P1"/>
      <text:p text:style-name="P1">nb: no slide 25</text:p>
      <text:p text:style-name="P1"/>
      <text:p text:style-name="P1">slide 26 @ 1:54</text:p>
      <text:p text:style-name="P1"/>
      <text:p text:style-name="P1"/>
      <text:p text:style-name="P1">estimated probabilities become close to zero or close to one.</text:p>
      <text:p text:style-name="P1"/>
      <text:p text:style-name="P1">----------------------------------------------------------------</text:p>
      <text:p text:style-name="P1">G_2_Visualizing overconfident predictions</text:p>
      <text:p text:style-name="P1"/>
      <text:p text:style-name="P1">slide 27.</text:p>
      <text:p text:style-name="P1">P(y=+1 | x,w) = 1</text:p>
      <text:p text:style-name="P1"><text:tab/><text:tab/><text:tab/><text:tab/>---------------------</text:p>
      <text:p text:style-name="P1"><text:s text:c="22"/>T.h(x)</text:p>
      <text:p text:style-name="P1"><text:tab/><text:tab/><text:tab/><text:tab/>1+e^-w</text:p>
      <text:p text:style-name="P1"/>
      <text:p text:style-name="P1">uncertainty region</text:p>
      <text:p text:style-name="P1">decision boundary</text:p>
      <text:p text:style-name="P1">probability plot</text:p>
      <text:p text:style-name="P1"/>
      <text:p text:style-name="P1">diagram on slide 27</text:p>
      <text:p text:style-name="P1">probability regions</text:p>
      <text:p text:style-name="P1">P=0 : top left</text:p>
      <text:p text:style-name="P1">P=1 : bottom right</text:p>
      <text:p text:style-name="P1">P=0.5 : white band diagonal</text:p>
      <text:p text:style-name="P1"/>
      <text:p text:style-name="P1">now look @ slide 28</text:p>
      <text:p text:style-name="P1">parabola decision boundary.</text:p>
      <text:p text:style-name="P1"/>
      <text:p text:style-name="P1">now slide 29</text:p>
      <text:p text:style-name="P1">decision boundary is thinner - white band barely visible in slide.</text:p>
      <text:p text:style-name="P1">tiny uncertainty regions = overfitting and overconfident</text:p>
      <text:p text:style-name="P1">'we are sure we are right when we are surely wrong'</text:p>
      <text:p text:style-name="P1"/>
      <text:p text:style-name="P1">nb: slide 30,31,32 not used in videos.</text:p>
      <text:p text:style-name="P1"/>
      <text:p text:style-name="P1">----------------------------------------------------------------</text:p>
      <text:p text:style-name="P1">G_3_(OPTIONAL) Another perspecting on overfitting in logistic regression</text:p>
      <text:p text:style-name="P1"/>
      <text:p text:style-name="P1">slide 33.</text:p>
      <text:p text:style-name="P1">Linear separability</text:p>
      <text:p text:style-name="P1">linear separable data : one one side of decision boundary scores are all &lt;0, on other side scores are all &gt; 0.</text:p>
      <text:p text:style-name="P1"/>
      <text:p text:style-name="P1"/>
      <text:p text:style-name="P1"/>
      <text:p text:style-name="P1">slide 33, L@2:18</text:p>
      <text:p text:style-name="P1">data is linearly separable if</text:p>
      <text:p text:style-name="P1">there exists coefficients w^ such that</text:p>
      <text:p text:style-name="P1"><text:soft-page-break/>- for all positive training data <text:s/>: score(x) = w^ transpose h(x) &gt; 0</text:p>
      <text:p text:style-name="P1">- for all negative training data <text:s/>: score(x) = w^ transpose h(x) &lt; 0</text:p>
      <text:p text:style-name="P1">ie : training_error(w^) = 0</text:p>
      <text:p text:style-name="P1"/>
      <text:p text:style-name="P1">slide 34 :@3:30</text:p>
      <text:p text:style-name="P1"/>
      <text:p text:style-name="P1">slide 35 @7:40 </text:p>
      <text:p text:style-name="P1">Maximum likelihood estimation (MLE) prefers most certain model -&gt; coefficients go to infinity for linearly separable data.</text:p>
      <text:p text:style-name="P1"/>
      <text:p text:style-name="P1">slide 37 : 7'45"</text:p>
      <text:p text:style-name="P1">overfitting in logistic regression has two reasons for failure </text:p>
      <text:p text:style-name="P1">1. learning tries to find decision boundary that separates data. results in overly complex boundary.</text:p>
      <text:p text:style-name="P1">2. if the data is linearly separable - coefficients go to infinity.</text:p>
      <text:p text:style-name="P1"/>
      <text:p text:style-name="P1">[end lecture]</text:p>
      <text:p text:style-name="P1"/>
      <text:p text:style-name="P1"/>
      <text:p text:style-name="P1">----------------------------------------------------------------</text:p>
      <text:p text:style-name="P1">https://www.coursera.org/learn/ml-classification/lecture/7Do2G/penalizing-large-coefficients-to-mitigate-overfitting</text:p>
      <text:p text:style-name="P1">Penalizing large coefficients to mitigate overfitting</text:p>
      <text:p text:style-name="P1"/>
      <text:p text:style-name="P1">start slide 39</text:p>
      <text:p text:style-name="P1"/>
      <text:p text:style-name="P1">slide 41 : maximum likelihood estimation = MLE</text:p>
      <text:p text:style-name="P1">Measure of fit </text:p>
      <text:p text:style-name="P1"/>
      <text:p text:style-name="P1">slide 43 : start @ 2:27</text:p>
      <text:p text:style-name="P1">measure of magnitude of logistic regression coefficients</text:p>
      <text:p text:style-name="P1"/>
      <text:p text:style-name="P1">Sum of squares (L2 norm)</text:p>
      <text:p text:style-name="P1"><text:s text:c="5"/>2 <text:s text:c="4"/>2 <text:s text:c="5"/>2 <text:s text:c="4"/>2 <text:s text:c="12"/>2</text:p>
      <text:p text:style-name="P1">||w|| <text:s text:c="2"/>= w <text:s text:c="2"/>+ <text:s/>w <text:s text:c="2"/>+ w <text:s text:c="2"/>+ ... <text:s/>+ <text:s/>w</text:p>
      <text:p text:style-name="P1"><text:s text:c="5"/>2 <text:s text:c="4"/>1 <text:s text:c="5"/>2 <text:s text:c="4"/>3 <text:s text:c="12"/>n</text:p>
      <text:p text:style-name="P1"/>
      <text:p text:style-name="P1">sum of absolute vale (L1 norm)</text:p>
      <text:p text:style-name="P1"/>
      <text:p text:style-name="P1">|w| <text:s text:c="2"/>= |w| <text:s text:c="2"/>+ |w| <text:s text:c="2"/>+ |w| <text:s text:c="2"/>+ ... <text:s/>+ <text:s/>|w|</text:p>
      <text:p text:style-name="P1"><text:s text:c="11"/>1 <text:s text:c="6"/>2 <text:s text:c="6"/>3 <text:s text:c="14"/>n</text:p>
      <text:p text:style-name="P1"/>
      <text:p text:style-name="P1">good explanation of L norms.</text:p>
      <text:p text:style-name="P1">https://rorasa.wordpress.com/2012/05/13/l0-norm-l1-norm-l2-norm-l-infinity-norm/</text:p>
      <text:p text:style-name="P1">----------------------------------------------------------------</text:p>
      <text:p text:style-name="P1">https://www.coursera.org/learn/ml-classification/lecture/DBTNt/l2-regularized-logistic-regression</text:p>
      <text:p text:style-name="P1">L2 regularized logistic regression</text:p>
      <text:p text:style-name="P1"/>
      <text:p text:style-name="P1">start at slide 45</text:p>
      <text:p text:style-name="P1"><text:s text:c="61"/>2</text:p>
      <text:p text:style-name="P1">choose lambda (tuning parameter) to make log(w) - lambda||w|| <text:s text:c="3"/>a minimum value.</text:p>
      <text:p text:style-name="P1"><text:s text:c="61"/>2</text:p>
      <text:p text:style-name="P1"/>
      <text:p text:style-name="P1"><text:soft-page-break/></text:p>
      <text:p text:style-name="P1">slide 46</text:p>
      <text:p text:style-name="P1">L2 regularised logistic regression</text:p>
      <text:p text:style-name="P1">(nb: refer previous ridge regression)</text:p>
      <text:p text:style-name="P1"/>
      <text:p text:style-name="P1">how to pick lambda?</text:p>
      <text:p text:style-name="P1"/>
      <text:p text:style-name="P1">never use test data - use validation or cross validaton (when working with smaller datasets)</text:p>
      <text:p text:style-name="P1">refer the regression course.</text:p>
      <text:p text:style-name="P1"/>
      <text:p text:style-name="P1">Bias Variance tradeoff</text:p>
      <text:p text:style-name="P1"/>
      <text:p text:style-name="P1">large lambda: high bias &amp; low variance</text:p>
      <text:p text:style-name="P1">w^ = 0 for lambda = infinity</text:p>
      <text:p text:style-name="P1">not fitting data very well</text:p>
      <text:p text:style-name="P1">low variance - model parameters dont change as much with data.</text:p>
      <text:p text:style-name="P1"/>
      <text:p text:style-name="P1">small lambda : low bias &amp; high variance</text:p>
      <text:p text:style-name="P1">very good fit to training data</text:p>
      <text:p text:style-name="P1">if data changes a litte - get different decision boundary</text:p>
      <text:p text:style-name="P1"/>
      <text:p text:style-name="P1">lambda controls model complexity.</text:p>
      <text:p text:style-name="P1">small lambda = more complex model</text:p>
      <text:p text:style-name="P1">large lambda = less complex model</text:p>
      <text:p text:style-name="P1"/>
      <text:p text:style-name="P1">refer quiz Q8 - need answers to these questions</text:p>
      <text:p text:style-name="P1"/>
      <text:p text:style-name="P1">increase lambda = makes model less complex,</text:p>
      <text:p text:style-name="P1">- region of uncertainty becomes wider </text:p>
      <text:p text:style-name="P1">- decision boundary becomes less complex</text:p>
      <text:p text:style-name="P1">- training error increases</text:p>
      <text:p text:style-name="P1">- fewer features required in the classifier</text:p>
      <text:p text:style-name="P1"/>
      <text:p text:style-name="P1"/>
      <text:p text:style-name="P1"/>
      <text:p text:style-name="P1">L2 regularised regression</text:p>
      <text:p text:style-name="P1"/>
      <text:p text:style-name="P1">----------------------------------------------------------------</text:p>
      <text:p text:style-name="P1">https://www.coursera.org/learn/ml-classification/lecture/1VXLD/visualizing-effect-of-l2-regularization-in-logistic-regression</text:p>
      <text:p text:style-name="P1">isualizing effect of L2 regularization in logistic regression</text:p>
      <text:p text:style-name="P1"/>
      <text:p text:style-name="P1"/>
      <text:p text:style-name="P1">start slide 51</text:p>
      <text:p text:style-name="P1">crazy decision boundary - start with features of polynomial degree 20 </text:p>
      <text:p text:style-name="P1">start with lambda = 0</text:p>
      <text:p text:style-name="P1">change lambda from 0 to 0.00001 to 0.001 to 1.0 to 10.</text:p>
      <text:p text:style-name="P1">decision boundary becomes less crazy (at lambda=0) to a simple parabola curve @ lambda=10</text:p>
      <text:p text:style-name="P1"/>
      <text:p text:style-name="P1"/>
      <text:p text:style-name="P1">slide 53</text:p>
      <text:p text:style-name="P1">coefficient path - refer quiz question 6.</text:p>
      <text:p text:style-name="P1"><text:soft-page-break/></text:p>
      <text:p text:style-name="P1"/>
      <text:p text:style-name="P1">slide 54 (same as slide 52 but now showing 'grey' areas where classification is uncertain)</text:p>
      <text:p text:style-name="P1">- different boundaries for different lambda values</text:p>
      <text:p text:style-name="P1">- regularization with regression</text:p>
      <text:p text:style-name="P1"/>
      <text:p text:style-name="P1"/>
      <text:p text:style-name="P1"/>
      <text:p text:style-name="P1">when lambda = 0 - have higly overconfident predictions.</text:p>
      <text:p text:style-name="P1">when lambda = 1 - have very natural uncertainty region where we don't know if it is True/False (positive or negative) classification.</text:p>
      <text:p text:style-name="P1"/>
      <text:p text:style-name="P1"/>
      <text:p text:style-name="P1"/>
      <text:p text:style-name="P1">----------------------------------------------------------------</text:p>
      <text:p text:style-name="P1">https://www.coursera.org/learn/ml-classification/lecture/4JxyQ/learning-l2-regularized-logistic-regression-with-gradient-ascent</text:p>
      <text:p text:style-name="P1">H_4_Learning L2 regularized logistic regression with gradient ascent</text:p>
      <text:p text:style-name="P1"/>
      <text:p text:style-name="P1">start slide 57</text:p>
      <text:p text:style-name="P1"/>
      <text:p text:style-name="P1">find best L2 regularized linear classifiers with gradient ascent.</text:p>
      <text:p text:style-name="P1"/>
      <text:p text:style-name="P1">slide 58 : </text:p>
      <text:p text:style-name="P1"/>
      <text:p text:style-name="P1">slide 59 : Gradient Ascent - </text:p>
      <text:p text:style-name="P1"/>
      <text:p text:style-name="P1">slide 61 : shows formula for total quality and <text:s/>total derivative </text:p>
      <text:p text:style-name="P1"/>
      <text:p text:style-name="P10"><text:a xlink:type="simple" xlink:href="https://en.wikipedia.org/wiki/Sum_rule_in_differentiation" text:style-name="Internet_20_link" text:visited-style-name="Visited_20_Internet_20_Link">https://en.wikipedia.org/wiki/Sum_rule_in_differentiation</text:a></text:p>
      <text:p text:style-name="P10">sum rule of differentiation</text:p>
      <text:p text:style-name="P10"><text:span text:style-name="T6"> </text:span><text:a xlink:type="simple" xlink:href="https://en.wikipedia.org/wiki/Derivative" text:style-name="Internet_20_link" text:visited-style-name="Visited_20_Internet_20_Link"><text:span text:style-name="T8">derivative</text:span></text:a><text:span text:style-name="T6"> </text:span><text:span text:style-name="T7">of a function that is the sum of two other functions for which derivatives exist.</text:span> </text:p>
      <text:p text:style-name="P10"/>
      <text:p text:style-name="P10"><text:s/>D <text:s text:c="14"/>du <text:s text:c="7"/>dv<text:line-break/>---{u+v) = <text:s text:c="2"/>---- + -------</text:p>
      <text:p text:style-name="P10">dx <text:s text:c="14"/>dx <text:s text:c="7"/>dx</text:p>
      <text:p text:style-name="P10"/>
      <text:p text:style-name="P10"/>
      <text:p text:style-name="P1"/>
      <text:p text:style-name="P1">total quality = measure of fit - measure of magnitude of coefficients</text:p>
      <text:p text:style-name="P1"><text:s text:c="14"/>= l(w) + lamba||w||^2</text:p>
      <text:p text:style-name="P1"/>
      <text:p text:style-name="P1">total derivative <text:s/></text:p>
      <text:p text:style-name="P1">nb: similar to formula derived in previous regression lectures.</text:p>
      <text:p text:style-name="P1"/>
      <text:p text:style-name="P1"/>
      <text:p text:style-name="P1"/>
      <text:p text:style-name="P1">----------------------------------------------------------------</text:p>
      <text:p text:style-name="P1">H_5_Sparse logistic regression with L1 regularization</text:p>
      <text:p text:style-name="P1"/>
      <text:p text:style-name="P1">slide 68</text:p>
      <text:p text:style-name="P1">sparsity (many w^=0) </text:p>
      <text:p text:style-name="P1"><text:soft-page-break/>can be good for efficiency $ interpretability</text:p>
      <text:p text:style-name="P1">can be expensive to make a prediction when have a large data set.</text:p>
      <text:p text:style-name="P1">when data is sparse - can ignore the w's when w=0</text:p>
      <text:p text:style-name="P1">L1 regularisation</text:p>
      <text:p text:style-name="P1">(we did L2 regularisation previously)</text:p>
      <text:p text:style-name="P1">when lambda = infinity ??? something ???</text:p>
      <text:p text:style-name="P1">'sparse solutions'</text:p>
      <text:p text:style-name="P1"/>
      <text:p text:style-name="P1">nb: no slide 70, skips from 69-71 @ 2'38</text:p>
      <text:p text:style-name="P1"/>
      <text:p text:style-name="P1"/>
      <text:p text:style-name="P1">slide 72 - @ 4-56</text:p>
      <text:p text:style-name="P1"/>
      <text:p text:style-name="P1"/>
      <text:p text:style-name="P1">----------------------------------------------------------------------------------------------</text:p>
      <text:p text:style-name="P1">https://www.coursera.org/learn/ml-classification/lecture/ypt7u/sparse-logistic-regression-with-l1-regularization</text:p>
      <text:p text:style-name="P1">Sparse logistic regression with L1 regulari<text:span text:style-name="T5">s</text:span>ation</text:p>
      <text:p text:style-name="P1"/>
      <text:p text:style-name="P1"/>
      <text:p text:style-name="P4">predictions can be expensive. Ie: large number of features size (w) can be 100B.</text:p>
      <text:p text:style-name="P4"/>
      <text:p text:style-name="P4"/>
      <text:p text:style-name="P1"><text:s text:c="64"/>^</text:p>
      <text:p text:style-name="P1">sparsity : when many elements of w = 0</text:p>
      <text:p text:style-name="P1"><text:s text:c="64"/>j</text:p>
      <text:p text:style-name="P1"/>
      <text:p text:style-name="P1">slide 68 @ 2:00</text:p>
      <text:p text:style-name="P1"/>
      <text:p text:style-name="P5">slide 69 @ 2:32</text:p>
      <text:p text:style-name="P5"/>
      <text:p text:style-name="P5">total quality = measure of fit – measure of magnitude of coefficients</text:p>
      <text:p text:style-name="P5"/>
      <text:p text:style-name="P5"><text:s text:c="21"/>= log(w) - ||w||</text:p>
      <text:p text:style-name="P5"><text:s text:c="45"/>1</text:p>
      <text:p text:style-name="P5"/>
      <text:p text:style-name="P5"><text:s text:c="21"/>= log(w) - [ |w0| + w1| + |w3| + ….. + |wn| <text:s text:c="2"/>]</text:p>
      <text:p text:style-name="P5"/>
      <text:p text:style-name="P5">NB: this is <text:s/>L1 regularised logistic regression</text:p>
      <text:p text:style-name="P5"/>
      <text:p text:style-name="P5"/>
      <text:p text:style-name="P1"/>
      <text:p text:style-name="P2">slide 71</text:p>
      <text:p text:style-name="P2">lambda controls regularisation</text:p>
      <text:p text:style-name="P2"/>
      <text:p text:style-name="P5">log(w) – lambda x ||w||</text:p>
      <text:p text:style-name="P5"/>
      <text:p text:style-name="P5">when lambda = 0 : we have no regularisation – standard MLE solution.</text:p>
      <text:p text:style-name="P5"/>
      <text:p text:style-name="P5">When lambda = infinity. : all weight is on regularisation <text:s text:c="2"/>w^ = 0</text:p>
      <text:p text:style-name="P5">ie: all coefficients being zero.</text:p>
      <text:p text:style-name="P5"/>
      <text:p text:style-name="P5"><text:soft-page-break/></text:p>
      <text:p text:style-name="P5">when lambda between zero and infinity :</text:p>
      <text:p text:style-name="P5"/>
      <text:p text:style-name="P5">sparse solutions: some w^j &lt;&gt; 0</text:p>
      <text:p text:style-name="P5"/>
      <text:p text:style-name="P5"/>
      <text:p text:style-name="P5"><text:s text:c="37"/>1</text:p>
      <text:p text:style-name="P5"/>
      <text:p text:style-name="P5">where lambda is tuning parameter : provides balance of fit and sparsity.</text:p>
      <text:p text:style-name="P5"/>
      <text:p text:style-name="P2"/>
      <text:p text:style-name="P2">L1 regularised logistic regression</text:p>
      <text:p text:style-name="P2"/>
      <text:p text:style-name="P2">looking at coefficient paths again – slide 72 lecture @ 4:35</text:p>
      <text:p text:style-name="P2">refer quiz questions 6 &amp; 8</text:p>
      <text:p text:style-name="P2"/>
      <text:p text:style-name="P2"/>
      <text:p text:style-name="P2">regularisation path – L<text:span text:style-name="T1">2 </text:span><text:span text:style-name="T2"><text:s/>penalty.</text:span></text:p>
      <text:p text:style-name="P6">When lambda is small – coefficients w^j are large.</text:p>
      <text:p text:style-name="P6">When lambda is large – coefficients w^j are small</text:p>
      <text:p text:style-name="P6">w^j coefficients never reach exactly zero.</text:p>
      <text:p text:style-name="P6"/>
      <text:p text:style-name="P6"/>
      <text:p text:style-name="P2"><text:span text:style-name="T2">Regularisation path – L</text:span><text:span text:style-name="T1">1</text:span><text:span text:style-name="T2"> penalty is </text:span><text:span text:style-name="T3">DIFFERENT</text:span><text:span text:style-name="T4">___</text:span></text:p>
      <text:p text:style-name="P7"/>
      <text:p text:style-name="P7">refer quiz Q7 <text:s/></text:p>
      <text:p text:style-name="P7"/>
      <text:p text:style-name="P7">(NB : Q6 is about L2, Q7 is about L1)</text:p>
      <text:p text:style-name="P2"/>
      <text:p text:style-name="P4">most coefficients eventually become exactly zero</text:p>
      <text:p text:style-name="P4">can have coefficients never become zero or takes a long time to become zero.</text:p>
      <text:p text:style-name="P4">slide 73, lecture @ 5:48</text:p>
      <text:p text:style-name="P3"><text:s/>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8:56:19.876000000</meta:creation-date>
    <dc:date>2017-01-24T13:55:47.340000000</dc:date>
    <meta:editing-duration>PT3H50M38S</meta:editing-duration>
    <meta:editing-cycles>3</meta:editing-cycles>
    <meta:generator>LibreOffice/5.2.3.3$Windows_X86_64 LibreOffice_project/d54a8868f08a7b39642414cf2c8ef2f228f780cf</meta:generator>
    <meta:document-statistic meta:table-count="0" meta:image-count="0" meta:object-count="0" meta:page-count="8" meta:paragraph-count="249" meta:word-count="1458" meta:character-count="10948" meta:non-whitespace-character-count="9048"/>
  </office:meta>
</office:document-meta>
</file>